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500000148752663F1036BF280.png" manifest:media-type="image/png"/>
  <manifest:file-entry manifest:full-path="Pictures/10000001000002B50000030EE54FE6C4E35CF3EF.png" manifest:media-type="image/png"/>
  <manifest:file-entry manifest:full-path="Pictures/10000001000002AC0000039CA9503BEC6250467B.png" manifest:media-type="image/png"/>
  <manifest:file-entry manifest:full-path="Pictures/10000001000002700000012E23C1EA70317423C8.png" manifest:media-type="image/png"/>
  <manifest:file-entry manifest:full-path="Pictures/100000010000026B000001A891CD8A527FE36545.png" manifest:media-type="image/png"/>
  <manifest:file-entry manifest:full-path="Pictures/10000001000002A0000001281C6EF73A06F6FD63.png" manifest:media-type="image/png"/>
  <manifest:file-entry manifest:full-path="Pictures/100000010000036E0000024A6DD37363A1F26545.png" manifest:media-type="image/png"/>
  <manifest:file-entry manifest:full-path="Pictures/100000010000036E0000024AD9CA16B31ADD52C7.png" manifest:media-type="image/png"/>
  <manifest:file-entry manifest:full-path="Pictures/100000010000029D0000031301D48F91E797CEFB.png" manifest:media-type="image/png"/>
  <manifest:file-entry manifest:full-path="Pictures/1000000100000268000000BFD41F8FCA87344B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0b55" officeooo:paragraph-rsid="000d0b55"/>
    </style:style>
    <style:style style:name="P2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0d0b55" officeooo:paragraph-rsid="000d0b55" style:font-size-asian="36pt" style:font-weight-asian="bold" style:font-size-complex="36pt" style:font-weight-complex="bold"/>
    </style:style>
    <style:style style:name="P3" style:family="paragraph" style:parent-style-name="Standard">
      <style:text-properties fo:font-size="24pt" style:text-underline-style="solid" style:text-underline-width="auto" style:text-underline-color="font-color" fo:font-weight="bold" officeooo:rsid="000d0b55" officeooo:paragraph-rsid="000d0b55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24pt" style:text-underline-style="solid" style:text-underline-width="auto" style:text-underline-color="font-color" fo:font-weight="bold" officeooo:rsid="000d0b55" officeooo:paragraph-rsid="000da2e7" style:font-size-asian="24pt" style:font-weight-asian="bold" style:font-size-complex="24pt" style:font-weight-complex="bold"/>
    </style:style>
    <style:style style:name="P5" style:family="paragraph" style:parent-style-name="Standard">
      <style:paragraph-properties fo:break-before="page"/>
      <style:text-properties fo:font-size="24pt" style:text-underline-style="solid" style:text-underline-width="auto" style:text-underline-color="font-color" fo:font-weight="bold" officeooo:rsid="000d0b55" officeooo:paragraph-rsid="000da2e7" style:font-size-asian="24pt" style:font-weight-asian="bold" style:font-size-complex="24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da2e7"/>
    </style:style>
    <style:style style:name="T3" style:family="text">
      <style:text-properties officeooo:rsid="000da2e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QL ASSIGNMENT-1 </text:p>
      <text:p text:style-name="P1"/>
      <text:p text:style-name="P3"/>
      <text:p text:style-name="P3"/>
      <text:p text:style-name="P3">Question 1: </text:p>
      <text:p text:style-name="P3"/>
      <text:p text:style-name="P3"><text:span text:style-name="T1">a) </text:span>SALESPEOPLE<text:span text:style-name="T1"> :</text:span></text:p>
      <text:p text:style-name="P3"><draw:frame draw:style-name="fr5" draw:name="Image1" text:anchor-type="paragraph" svg:x="0.51cm" svg:y="0.704cm" svg:width="16.298cm" svg:height="5.054cm" draw:z-index="0"><draw:image xlink:href="Pictures/1000000100000268000000BFD41F8FCA87344B4B.png" xlink:type="simple" xlink:show="embed" xlink:actuate="onLoad" draw:mime-type="image/png"/></draw:frame></text:p>
      <text:p text:style-name="P3"><draw:frame draw:style-name="fr3" draw:name="Image2" text:anchor-type="char" svg:x="0.238cm" svg:y="0.889cm" svg:width="17cm" svg:height="11.345cm" draw:z-index="1"><draw:image xlink:href="Pictures/100000010000036E0000024AD9CA16B31ADD52C7.png" xlink:type="simple" xlink:show="embed" xlink:actuate="onLoad" draw:mime-type="image/png"/></draw:frame></text:p>
      <text:p text:style-name="P3"><text:soft-page-break/><text:line-break/><draw:frame draw:style-name="fr2" draw:name="Image3" text:anchor-type="char" svg:width="17cm" svg:height="11.345cm" draw:z-index="2"><draw:image xlink:href="Pictures/100000010000036E0000024A6DD37363A1F26545.png" xlink:type="simple" xlink:show="embed" xlink:actuate="onLoad" draw:mime-type="image/png"/></draw:frame></text:p>
      <text:p text:style-name="P3"/>
      <text:p text:style-name="P3"><text:span text:style-name="T1">b) </text:span>CUSTOMERS<text:span text:style-name="T1"> :</text:span></text:p>
      <text:p text:style-name="P3"/>
      <text:p text:style-name="P3"><draw:frame draw:style-name="fr3" draw:name="Image6" text:anchor-type="char" svg:x="-0.344cm" svg:y="0.654cm" svg:width="17cm" svg:height="7.488cm" draw:z-index="4"><draw:image xlink:href="Pictures/10000001000002A0000001281C6EF73A06F6FD63.png" xlink:type="simple" xlink:show="embed" xlink:actuate="onLoad" draw:mime-type="image/png"/></draw:frame></text:p>
      <text:p text:style-name="P3"><draw:frame draw:style-name="fr3" draw:name="Image5" text:anchor-type="char" svg:x="0.132cm" svg:y="0.877cm" svg:width="17cm" svg:height="19.997cm" draw:z-index="3"><draw:image xlink:href="Pictures/100000010000029D0000031301D48F91E797CEFB.png" xlink:type="simple" xlink:show="embed" xlink:actuate="onLoad" draw:mime-type="image/png"/></draw:frame><text:soft-page-break/></text:p>
      <text:p text:style-name="P3"><text:line-break/></text:p>
      <text:p text:style-name="P3"/>
      <text:p text:style-name="P3"><draw:frame draw:style-name="fr3" draw:name="Image4" text:anchor-type="char" svg:x="0.445cm" svg:y="-0.041cm" svg:width="16.378cm" svg:height="11.218cm" draw:z-index="5"><draw:image xlink:href="Pictures/100000010000026B000001A891CD8A527FE36545.png" xlink:type="simple" xlink:show="embed" xlink:actuate="onLoad" draw:mime-type="image/png"/></draw:frame><text:soft-page-break/></text:p>
      <text:p text:style-name="P3"/>
      <text:p text:style-name="P4"><text:span text:style-name="T2">c</text:span><text:span text:style-name="T1">) </text:span><text:span text:style-name="T3">ORDER</text:span>S<text:span text:style-name="T1"> :</text:span></text:p>
      <text:p text:style-name="P4"/>
      <text:p text:style-name="P4"/>
      <text:p text:style-name="P4"><draw:frame draw:style-name="fr4" draw:name="Image7" text:anchor-type="as-char" svg:width="16.51cm" svg:height="7.99cm" draw:z-index="6"><draw:image xlink:href="Pictures/10000001000002700000012E23C1EA70317423C8.png" xlink:type="simple" xlink:show="embed" xlink:actuate="onLoad" draw:mime-type="image/png"/></draw:frame></text:p>
      <text:p text:style-name="P4"/>
      <text:p text:style-name="P4"><draw:frame draw:style-name="fr3" draw:name="Image9" text:anchor-type="char" svg:x="0cm" svg:y="0.339cm" svg:width="17cm" svg:height="22.964cm" draw:z-index="7"><draw:image xlink:href="Pictures/10000001000002AC0000039CA9503BEC6250467B.png" xlink:type="simple" xlink:show="embed" xlink:actuate="onLoad" draw:mime-type="image/png"/></draw:frame><text:soft-page-break/></text:p>
      <text:p text:style-name="P4"/>
      <text:p text:style-name="P5"><draw:frame draw:style-name="fr2" draw:name="Image10" text:anchor-type="char" svg:width="17cm" svg:height="19.182cm" draw:z-index="8"><draw:image xlink:href="Pictures/10000001000002B50000030EE54FE6C4E35CF3EF.png" xlink:type="simple" xlink:show="embed" xlink:actuate="onLoad" draw:mime-type="image/png"/></draw:frame></text:p>
      <text:p text:style-name="P5"/>
      <text:p text:style-name="P4"><draw:frame draw:style-name="fr1" draw:name="Image8" text:anchor-type="char" svg:width="14.526cm" svg:height="8.678cm" draw:z-index="9"><draw:image xlink:href="Pictures/100000010000022500000148752663F1036BF28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5:02:36.677182661</meta:creation-date>
    <dc:date>2024-03-07T17:07:06.177585243</dc:date>
    <meta:editing-duration>PT3M7S</meta:editing-duration>
    <meta:editing-cycles>1</meta:editing-cycles>
    <meta:document-statistic meta:table-count="0" meta:image-count="10" meta:object-count="0" meta:page-count="7" meta:paragraph-count="8" meta:word-count="13" meta:character-count="72" meta:non-whitespace-character-count="60"/>
    <meta:generator>LibreOffice/7.3.7.2$Linux_X86_64 LibreOffice_project/30$Build-2</meta:generator>
  </office:meta>
</office:document-meta>
</file>